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8d89" officeooo:paragraph-rsid="00178d89"/>
    </style:style>
    <style:style style:name="P2" style:family="paragraph" style:parent-style-name="Standard">
      <style:text-properties style:font-name="Arial" officeooo:rsid="0018c45d" officeooo:paragraph-rsid="0018c45d"/>
    </style:style>
    <style:style style:name="T1" style:family="text">
      <style:text-properties officeooo:rsid="0018c45d"/>
    </style:style>
    <style:style style:name="T2" style:family="text">
      <style:text-properties officeooo:rsid="00199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03</text:p>
      <text:p text:style-name="P1"/>
      <text:p text:style-name="P1">Henri-Philippe Marceau</text:p>
      <text:p text:style-name="P1">Kaelan Renault</text:p>
      <text:p text:style-name="P1">Kaitlynn Anderson-Butcher</text:p>
      <text:p text:style-name="P1"/>
      <text:p text:style-name="P1">Various C program files were written and then compiled into coff files that can be executed by the nachos simulated MIPS processor. These C programs were written to test the second phase of the nachos implementation. The files of interest are <text:span text:style-name="T1">all located within the test directory, they are </text:span>as follows:</text:p>
      <text:p text:style-name="P1"/>
      <text:p text:style-name="P1">- TESTS1.c<text:tab/><text:tab/><text:tab/>- <text:span text:style-name="T1">TESTS1.coff</text:span></text:p>
      <text:p text:style-name="P1">- TESTS2.c<text:tab/><text:tab/><text:tab/>- <text:span text:style-name="T1">TESTS2.coff</text:span></text:p>
      <text:p text:style-name="P1">- TESTS3.c<text:tab/><text:tab/><text:tab/>- <text:span text:style-name="T1">TESTS3.coff</text:span></text:p>
      <text:p text:style-name="P1">- TESTS4.c<text:tab/><text:tab/><text:tab/>- <text:span text:style-name="T1">TESTS4.coff</text:span></text:p>
      <text:p text:style-name="P1">- TESTS5.c<text:tab/><text:tab/><text:tab/>- <text:span text:style-name="T1">TESTS5.coff</text:span></text:p>
      <text:p text:style-name="P1">- TESTS6.c<text:tab/><text:tab/><text:tab/>- <text:span text:style-name="T1">TESTS6.coff</text:span></text:p>
      <text:p text:style-name="P1">- readFile.c<text:tab/><text:tab/><text:tab/>- <text:span text:style-name="T1">readFile.coff</text:span></text:p>
      <text:p text:style-name="P1">- writeFile.c<text:tab/><text:tab/><text:tab/>- <text:span text:style-name="T1">writeFile.coff</text:span></text:p>
      <text:p text:style-name="P1"/>
      <text:p text:style-name="P1"/>
      <text:p text:style-name="P1">These C programs test the functionality of tasks 1 and 3, while the functionality of task 2’s implementation is tested through UserProcess’s selfTest() method.</text:p>
      <text:p text:style-name="P1"/>
      <text:p text:style-name="P2">To run any of the C programs, simply enter the following in the proj2 directory:</text:p>
      <text:p text:style-name="P2"/>
      <text:p text:style-name="P2">/nachos/proj2 $ nachos -x programName.coff</text:p>
      <text:p text:style-name="P2"/>
      <text:p text:style-name="P2">Setting the ‘a’ debug flag displays additional information, which is very useful for the tests involving exec and join. Specifically TESTS4.coff &amp; TESTS5.coff. This can be accomplished by entering the following command:</text:p>
      <text:p text:style-name="P2"/>
      <text:p text:style-name="P2">/nachos/proj2 $ nachos -x TESTS4.coff -d a<text:tab/>-<text:span text:style-name="T2">or-</text:span></text:p>
      <text:p text:style-name="P2">/<text:span text:style-name="T2">nachos/proj2 $ nachos -x TESTS5.coff -d a</text:span></text:p>
      <text:p text:style-name="P2"/>
      <text:p text:style-name="P2">To run task 2’s selfTest() method, simply enter the following in the proj2 directory:</text:p>
      <text:p text:style-name="P2"/>
      <text:p text:style-name="P2">/nachos/proj2 $ nachos -d 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2:57:09.123911840</meta:creation-date>
    <dc:date>2017-04-06T13:19:44.150232201</dc:date>
    <meta:editing-duration>PT1M44S</meta:editing-duration>
    <meta:editing-cycles>1</meta:editing-cycles>
    <meta:document-statistic meta:table-count="0" meta:image-count="0" meta:object-count="0" meta:page-count="1" meta:paragraph-count="21" meta:word-count="201" meta:character-count="1290" meta:non-whitespace-character-count="1094"/>
    <meta:generator>LibreOffice/5.1.6.2$Linux_X86_64 LibreOffice_project/10m0$Build-2</meta:generator>
  </office:meta>
</office:document-meta>
</file>